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4"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table:style-name="ce3" office:value-type="string" calcext:value-type="string">
            <text:p>Homework5</text:p>
          </table:table-cell>
          <table:table-cell table:style-name="ce3" office:value-type="string" calcext:value-type="string">
            <text:p>Midterm2</text:p>
          </table:table-cell>
          <table:table-cell table:style-name="ce3" office:value-type="string" calcext:value-type="string">
            <text:p>ReadingQuiz10</text:p>
          </table:table-cell>
          <table:table-cell table:style-name="ce3" office:value-type="string" calcext:value-type="string">
            <text:p>ReadingQuiz11</text:p>
          </table:table-cell>
          <table:table-cell table:style-name="ce3" office:value-type="string" calcext:value-type="string">
            <text:p>Midterm3</text:p>
          </table:table-cell>
          <table:table-cell table:style-name="ce5" table:number-columns-repeated="8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75" calcext:value-type="float">
            <text:p>99.75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 office:value-type="string" calcext:value-type="string">
            <text:p>Acost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 table:number-columns-repeated="2"/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.28" calcext:value-type="float">
            <text:p>69.28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75.33" calcext:value-type="float">
            <text:p>75.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9.5/28" office:value-type="float" office:value="0.696428571428571" calcext:value-type="float">
            <text:p>0.69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style-name="ce1" office:value-type="string" calcext:value-type="string">
            <text:p>Austi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 table:number-columns-repeated="2"/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office:value-type="float" office:value="98.63" calcext:value-type="float">
            <text:p>98.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4" office:value-type="float" office:value="0.75" calcext:value-type="float">
            <text:p>0.75</text:p>
          </table:table-cell>
          <table:table-cell office:value-type="float" office:value="83.22" calcext:value-type="float">
            <text:p>83.2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2/28" office:value-type="float" office:value="0.785714285714286" calcext:value-type="float">
            <text:p>0.78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style-name="ce1" office:value-type="string" calcext:value-type="string">
            <text:p>Bardale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" calcext:value-type="float">
            <text:p>99.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 office:value-type="string" calcext:value-type="string">
            <text:p>Barne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24" calcext:value-type="float">
            <text:p>95.24</text:p>
          </table:table-cell>
          <table:table-cell office:value-type="float" office:value="93.67" calcext:value-type="float">
            <text:p>93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4" office:value-type="float" office:value="1.02083333333333" calcext:value-type="float">
            <text:p>1.0208333333</text:p>
          </table:table-cell>
          <table:table-cell office:value-type="float" office:value="74.98" calcext:value-type="float">
            <text:p>74.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/28" office:value-type="float" office:value="0.964285714285714" calcext:value-type="float">
            <text:p>0.9642857143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Bartassia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8" calcext:value-type="float">
            <text:p>99.18</text:p>
          </table:table-cell>
          <table:table-cell office:value-type="float" office:value="94.77" calcext:value-type="float">
            <text:p>94.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7.55" calcext:value-type="float">
            <text:p>97.5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.5/24" office:value-type="float" office:value="0.979166666666667" calcext:value-type="float">
            <text:p>0.97916666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 office:value-type="string" calcext:value-type="string">
            <text:p>Denee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1" calcext:value-type="float">
            <text:p>99.51</text:p>
          </table:table-cell>
          <table:table-cell office:value-type="float" office:value="99.28" calcext:value-type="float">
            <text:p>99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6/28" office:value-type="float" office:value="0.928571428571429" calcext:value-type="float">
            <text:p>0.928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 office:value-type="string" calcext:value-type="string">
            <text:p>Gonzalez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 table:number-columns-repeated="2"/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1" calcext:value-type="float">
            <text:p>97.41</text:p>
          </table:table-cell>
          <table:table-cell office:value-type="float" office:value="54.34" calcext:value-type="float">
            <text:p>54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 office:value-type="string" calcext:value-type="string">
            <text:p>Nasse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 table:number-columns-repeated="2"/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03" calcext:value-type="float">
            <text:p>95.03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style-name="ce1" office:value-type="string" calcext:value-type="string">
            <text:p>Ramirez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87.34" calcext:value-type="float">
            <text:p>87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9.61" calcext:value-type="float">
            <text:p>89.6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Shu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1" calcext:value-type="float">
            <text:p>66.1</text:p>
          </table:table-cell>
          <table:table-cell office:value-type="float" office:value="54.83" calcext:value-type="float">
            <text:p>54.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1.5/28" office:value-type="float" office:value="0.767857142857143" calcext:value-type="float">
            <text:p>0.7678571429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Vergar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 table:number-columns-repeated="2"/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91" calcext:value-type="float">
            <text:p>64.91</text:p>
          </table:table-cell>
          <table:table-cell office:value-type="float" office:value="76.65" calcext:value-type="float">
            <text:p>76.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37.47" calcext:value-type="float">
            <text:p>37.4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 office:value-type="string" calcext:value-type="string">
            <text:p>Buchanan Garz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 table:number-columns-repeated="2"/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39" calcext:value-type="float">
            <text:p>97.3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8.73" calcext:value-type="float">
            <text:p>88.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 office:value-type="string" calcext:value-type="string">
            <text:p>Connell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6" calcext:value-type="float">
            <text:p>99.56</text:p>
          </table:table-cell>
          <table:table-cell office:value-type="float" office:value="97.3" calcext:value-type="float">
            <text:p>97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4" office:value-type="float" office:value="1.04166666666667" calcext:value-type="float">
            <text:p>1.0416666667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30/28" office:value-type="float" office:value="1.07142857142857" calcext:value-type="float">
            <text:p>1.0714285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style-name="ce1" office:value-type="string" calcext:value-type="string">
            <text:p>Harti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77" calcext:value-type="float">
            <text:p>98.77</text:p>
          </table:table-cell>
          <table:table-cell office:value-type="float" office:value="72.33" calcext:value-type="float">
            <text:p>72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=11/24" office:value-type="float" office:value="0.458333333333333" calcext:value-type="float">
            <text:p>0.4583333333</text:p>
          </table:table-cell>
          <table:table-cell office:value-type="float" office:value="68.83" calcext:value-type="float">
            <text:p>68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8/28" office:value-type="float" office:value="0.642857142857143" calcext:value-type="float">
            <text:p>0.64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style-name="ce1" office:value-type="string" calcext:value-type="string">
            <text:p>Jimenez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79.43" calcext:value-type="float">
            <text:p>79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26/28" office:value-type="float" office:value="0.928571428571429" calcext:value-type="float">
            <text:p>0.928571428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 office:value-type="string" calcext:value-type="string">
            <text:p>Kamet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6.72" calcext:value-type="float">
            <text:p>96.72</text:p>
          </table:table-cell>
          <table:table-cell office:value-type="float" office:value="94.4" calcext:value-type="float">
            <text:p>94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/28" office:value-type="float" office:value="0.821428571428571" calcext:value-type="float">
            <text:p>0.821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 office:value-type="string" calcext:value-type="string">
            <text:p>Lis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9/28" office:value-type="float" office:value="1.03571428571429" calcext:value-type="float">
            <text:p>1.03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 office:value-type="string" calcext:value-type="string">
            <text:p>Liu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86" calcext:value-type="float">
            <text:p>98.86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 office:value-type="string" calcext:value-type="string">
            <text:p>Murgui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89.18" calcext:value-type="float">
            <text:p>89.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style-name="ce1" office:value-type="string" calcext:value-type="string">
            <text:p>Ortiz Valenzuel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44" calcext:value-type="float">
            <text:p>99.44</text:p>
          </table:table-cell>
          <table:table-cell office:value-type="float" office:value="94.53" calcext:value-type="float">
            <text:p>94.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5.5/28" office:value-type="float" office:value="0.553571428571429" calcext:value-type="float">
            <text:p>0.553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style-name="ce1" office:value-type="string" calcext:value-type="string">
            <text:p>Patel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2" calcext:value-type="float">
            <text:p>93.2</text:p>
          </table:table-cell>
          <table:table-cell office:value-type="float" office:value="88.32" calcext:value-type="float">
            <text:p>88.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76.88" calcext:value-type="float">
            <text:p>76.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style-name="ce1" office:value-type="string" calcext:value-type="string">
            <text:p>Sadr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95" calcext:value-type="float">
            <text:p>68.95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7.5/28" office:value-type="float" office:value="0.625" calcext:value-type="float">
            <text:p>0.6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18/27" office:value-type="float" office:value="0.666666666666667" calcext:value-type="float">
            <text:p>0.6666666667</text:p>
          </table:table-cell>
          <table:table-cell table:style-name="ce1" office:value-type="string" calcext:value-type="string">
            <text:p>Sepulved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06" calcext:value-type="float">
            <text:p>98.06</text:p>
          </table:table-cell>
          <table:table-cell office:value-type="float" office:value="98.85" calcext:value-type="float">
            <text:p>98.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3.37" calcext:value-type="float">
            <text:p>83.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 office:value-type="string" calcext:value-type="string">
            <text:p>Smith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4" calcext:value-type="float">
            <text:p>99.14</text:p>
          </table:table-cell>
          <table:table-cell office:value-type="float" office:value="95.52" calcext:value-type="float">
            <text:p>95.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24" office:value-type="float" office:value="0.5625" calcext:value-type="float">
            <text:p>0.562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.5/28" office:value-type="float" office:value="0.839285714285714" calcext:value-type="float">
            <text:p>0.839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style-name="ce1" office:value-type="string" calcext:value-type="string">
            <text:p>Soto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float" office:value="94.88" calcext:value-type="float">
            <text:p>94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6.5/28" office:value-type="float" office:value="0.946428571428571" calcext:value-type="float">
            <text:p>0.94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 office:value-type="string" calcext:value-type="string">
            <text:p>Tolmachoff</text:p>
          </table:table-cell>
          <table:table-cell table:number-columns-repeated="7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00/00/0000</text:date>, <text:time style:data-style-name="N2" text:time-value="12:34:46.009532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2-04T16:55:55.580544086</dc:date>
    <meta:editing-duration>P1DT10H36M42S</meta:editing-duration>
    <meta:editing-cycles>143</meta:editing-cycles>
    <meta:generator>LibreOffice/5.1.6.2$Linux_X86_64 LibreOffice_project/10m0$Build-2</meta:generator>
    <meta:document-statistic meta:table-count="1" meta:cell-count="593" meta:object-count="0"/>
  </office:meta>
</office:document-meta>
</file>